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BF00000024EF0BDE23258C146E.jpg" manifest:media-type="image/jpeg"/>
  <manifest:file-entry manifest:full-path="Pictures/1000000000000357000001152F1EBF3F7918CAB8.jpg" manifest:media-type="image/jpeg"/>
  <manifest:file-entry manifest:full-path="Pictures/10000000000002A900000020AE8F2D71F55B7CD1.jpg" manifest:media-type="image/jpeg"/>
  <manifest:file-entry manifest:full-path="Pictures/100000000000024C00000027FF88434D97BBAB69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1c784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4" text:anchor-type="paragraph" svg:x="-1.92mm" svg:y="68.07mm" svg:width="175.9mm" svg:height="56.97mm" draw:z-index="3"><draw:image xlink:href="Pictures/1000000000000357000001152F1EBF3F7918CAB8.jpg" xlink:type="simple" xlink:show="embed" xlink:actuate="onLoad" loext:mime-type="image/jpeg"/></draw:frame><draw:frame draw:style-name="fr1" draw:name="Image3" text:anchor-type="paragraph" svg:x="-1.13mm" svg:y="55.79mm" svg:width="155.58mm" svg:height="10.32mm" draw:z-index="2"><draw:image xlink:href="Pictures/100000000000024C00000027FF88434D97BBAB69.jpg" xlink:type="simple" xlink:show="embed" xlink:actuate="onLoad" loext:mime-type="image/jpeg"/></draw:frame><draw:frame draw:style-name="fr1" draw:name="Image2" text:anchor-type="paragraph" svg:x="-0.48mm" svg:y="21.8mm" svg:width="175.9mm" svg:height="9mm" draw:z-index="1"><draw:image xlink:href="Pictures/10000000000002BF00000024EF0BDE23258C146E.jpg" xlink:type="simple" xlink:show="embed" xlink:actuate="onLoad" loext:mime-type="image/jpeg"/></draw:frame><draw:frame draw:style-name="fr2" draw:name="Image1" text:anchor-type="paragraph" svg:width="175.9mm" svg:height="8.26mm" draw:z-index="0"><draw:image xlink:href="Pictures/10000000000002A900000020AE8F2D71F55B7CD1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Clear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Clear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Clear Sans" style:font-family-asian="'Clear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8T17:47:36.110303621</meta:creation-date>
    <dc:date>2019-06-18T17:54:54.475717541</dc:date>
    <meta:editing-duration>PT1M8S</meta:editing-duration>
    <meta:editing-cycles>3</meta:editing-cycles>
    <meta:generator>LibreOffice/6.2.4.2.0$Linux_X86_64 LibreOffice_project/20$Build-2</meta:generator>
    <meta:document-statistic meta:table-count="0" meta:image-count="4" meta:object-count="0" meta:page-count="1" meta:paragraph-count="0" meta:word-count="0" meta:character-count="0" meta:non-whitespace-character-count="0"/>
  </office:meta>
</office:document-meta>
</file>